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-simul-atque" table:style-name="ta1">
        <table:shapes>
          <draw:frame draw:z-index="0" draw:style-name="gr1" draw:text-style-name="P1" svg:width="159.99mm" svg:height="89.99mm" svg:x="123.28mm" svg:y="1mm">
            <loext:p draw:notify-on-update-of-ranges="'first-simul-atque'.G1:'first-simul-atque'.G1 'first-simul-atque'.G2:'first-simul-atque'.G119 'first-simul-atque'.C1:'first-simul-atque'.C1 'first-simul-atque'.C2:'first-simul-atque'.C119 'first-simul-atque'.G1:'first-simul-atque'.G1 'first-simul-atque'.G2:'first-simul-atque'.G119 'first-simul-atque'.D1:'first-simul-atque'.D1 'first-simul-atque'.D2:'first-simul-atque'.D1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80.59mm" svg:y="94.84mm">
            <loext:p draw:notify-on-update-of-ranges="'first-simul-atque'.G1:'first-simul-atque'.G1 'first-simul-atque'.G2:'first-simul-atque'.G1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280.59mm" svg:y="4.53mm">
            <loext:p draw:notify-on-update-of-ranges="'first-simul-atque'.C1:'first-simul-atque'.C1 'first-simul-atque'.C2:'first-simul-atque'.C119 'first-simul-atque'.D1:'first-simul-atque'.D1 'first-simul-atque'.D2:'first-simul-atque'.D11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 table:visibility="collapse">
          <table:table-cell office:value-type="string" calcext:value-type="string">
            <text:p>2017-12-28</text:p>
          </table:table-cell>
          <table:table-cell office:value-type="string" calcext:value-type="string">
            <text:p>15:27:50</text:p>
          </table:table-cell>
          <table:table-cell office:value-type="float" office:value="0.001552" calcext:value-type="float">
            <text:p>0.001552</text:p>
          </table:table-cell>
          <table:table-cell office:value-type="float" office:value="0.000012" calcext:value-type="float">
            <text:p>1.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7:51</text:p>
          </table:table-cell>
          <table:table-cell office:value-type="float" office:value="0.001714" calcext:value-type="float">
            <text:p>0.00171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7:52</text:p>
          </table:table-cell>
          <table:table-cell office:value-type="float" office:value="0.001574" calcext:value-type="float">
            <text:p>0.00157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7:53</text:p>
          </table:table-cell>
          <table:table-cell office:value-type="float" office:value="0.001556" calcext:value-type="float">
            <text:p>0.00155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7:54</text:p>
          </table:table-cell>
          <table:table-cell office:value-type="float" office:value="0.001607" calcext:value-type="float">
            <text:p>0.00160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7:55</text:p>
          </table:table-cell>
          <table:table-cell office:value-type="float" office:value="0.001498" calcext:value-type="float">
            <text:p>0.00149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7:56</text:p>
          </table:table-cell>
          <table:table-cell office:value-type="float" office:value="0.001533" calcext:value-type="float">
            <text:p>0.001533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7:57</text:p>
          </table:table-cell>
          <table:table-cell office:value-type="float" office:value="0.001471" calcext:value-type="float">
            <text:p>0.001471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7:58</text:p>
          </table:table-cell>
          <table:table-cell office:value-type="float" office:value="0.001563" calcext:value-type="float">
            <text:p>0.001563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7:59</text:p>
          </table:table-cell>
          <table:table-cell office:value-type="float" office:value="0.001636" calcext:value-type="float">
            <text:p>0.00163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00</text:p>
          </table:table-cell>
          <table:table-cell office:value-type="float" office:value="0.001617" calcext:value-type="float">
            <text:p>0.001617</text:p>
          </table:table-cell>
          <table:table-cell office:value-type="float" office:value="0.000011" calcext:value-type="float">
            <text:p>1.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01</text:p>
          </table:table-cell>
          <table:table-cell office:value-type="float" office:value="0.001088" calcext:value-type="float">
            <text:p>0.00108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02</text:p>
          </table:table-cell>
          <table:table-cell office:value-type="float" office:value="0.001008" calcext:value-type="float">
            <text:p>0.001008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03</text:p>
          </table:table-cell>
          <table:table-cell office:value-type="float" office:value="0.001005" calcext:value-type="float">
            <text:p>0.00100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04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05</text:p>
          </table:table-cell>
          <table:table-cell office:value-type="float" office:value="0.001074" calcext:value-type="float">
            <text:p>0.00107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06</text:p>
          </table:table-cell>
          <table:table-cell office:value-type="float" office:value="0.001045" calcext:value-type="float">
            <text:p>0.001045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07</text:p>
          </table:table-cell>
          <table:table-cell office:value-type="float" office:value="0.001124" calcext:value-type="float">
            <text:p>0.00112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08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09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10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1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12</text:p>
          </table:table-cell>
          <table:table-cell office:value-type="float" office:value="0.000958" calcext:value-type="float">
            <text:p>0.00095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13</text:p>
          </table:table-cell>
          <table:table-cell office:value-type="float" office:value="0.000809" calcext:value-type="float">
            <text:p>0.000809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14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15</text:p>
          </table:table-cell>
          <table:table-cell office:value-type="float" office:value="0.000943" calcext:value-type="float">
            <text:p>0.00094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16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17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18</text:p>
          </table:table-cell>
          <table:table-cell office:value-type="float" office:value="0.000982" calcext:value-type="float">
            <text:p>0.00098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19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20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21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22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23</text:p>
          </table:table-cell>
          <table:table-cell office:value-type="float" office:value="0.001371" calcext:value-type="float">
            <text:p>0.00137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24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25</text:p>
          </table:table-cell>
          <table:table-cell office:value-type="float" office:value="0.001386" calcext:value-type="float">
            <text:p>0.00138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26</text:p>
          </table:table-cell>
          <table:table-cell office:value-type="float" office:value="0.001352" calcext:value-type="float">
            <text:p>0.00135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27</text:p>
          </table:table-cell>
          <table:table-cell office:value-type="float" office:value="0.001348" calcext:value-type="float">
            <text:p>0.00134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28</text:p>
          </table:table-cell>
          <table:table-cell office:value-type="float" office:value="0.001381" calcext:value-type="float">
            <text:p>0.00138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29</text:p>
          </table:table-cell>
          <table:table-cell office:value-type="float" office:value="0.001306" calcext:value-type="float">
            <text:p>0.00130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30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31</text:p>
          </table:table-cell>
          <table:table-cell office:value-type="float" office:value="0.001359" calcext:value-type="float">
            <text:p>0.001359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32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33</text:p>
          </table:table-cell>
          <table:table-cell office:value-type="float" office:value="0.001357" calcext:value-type="float">
            <text:p>0.00135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34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35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36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37</text:p>
          </table:table-cell>
          <table:table-cell office:value-type="float" office:value="0.001348" calcext:value-type="float">
            <text:p>0.00134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38</text:p>
          </table:table-cell>
          <table:table-cell office:value-type="float" office:value="0.001354" calcext:value-type="float">
            <text:p>0.00135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39</text:p>
          </table:table-cell>
          <table:table-cell office:value-type="float" office:value="0.001346" calcext:value-type="float">
            <text:p>0.00134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40</text:p>
          </table:table-cell>
          <table:table-cell office:value-type="float" office:value="0.001712" calcext:value-type="float">
            <text:p>0.00171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41</text:p>
          </table:table-cell>
          <table:table-cell office:value-type="float" office:value="0.001757" calcext:value-type="float">
            <text:p>0.00175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42</text:p>
          </table:table-cell>
          <table:table-cell office:value-type="float" office:value="0.001756" calcext:value-type="float">
            <text:p>0.00175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43</text:p>
          </table:table-cell>
          <table:table-cell office:value-type="float" office:value="0.001706" calcext:value-type="float">
            <text:p>0.00170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44</text:p>
          </table:table-cell>
          <table:table-cell office:value-type="float" office:value="0.001784" calcext:value-type="float">
            <text:p>0.00178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45</text:p>
          </table:table-cell>
          <table:table-cell office:value-type="float" office:value="0.001772" calcext:value-type="float">
            <text:p>0.00177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46</text:p>
          </table:table-cell>
          <table:table-cell office:value-type="float" office:value="0.001711" calcext:value-type="float">
            <text:p>0.001711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47</text:p>
          </table:table-cell>
          <table:table-cell office:value-type="float" office:value="0.001699" calcext:value-type="float">
            <text:p>0.00169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48</text:p>
          </table:table-cell>
          <table:table-cell office:value-type="float" office:value="0.001736" calcext:value-type="float">
            <text:p>0.00173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49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50</text:p>
          </table:table-cell>
          <table:table-cell office:value-type="float" office:value="0.002167" calcext:value-type="float">
            <text:p>0.00216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51</text:p>
          </table:table-cell>
          <table:table-cell office:value-type="float" office:value="0.002534" calcext:value-type="float">
            <text:p>0.00253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52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53</text:p>
          </table:table-cell>
          <table:table-cell office:value-type="float" office:value="0.002512" calcext:value-type="float">
            <text:p>0.00251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54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5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56</text:p>
          </table:table-cell>
          <table:table-cell office:value-type="float" office:value="0.002476" calcext:value-type="float">
            <text:p>0.00247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57</text:p>
          </table:table-cell>
          <table:table-cell office:value-type="float" office:value="0.002525" calcext:value-type="float">
            <text:p>0.00252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58</text:p>
          </table:table-cell>
          <table:table-cell office:value-type="float" office:value="0.002554" calcext:value-type="float">
            <text:p>0.00255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8:59</text:p>
          </table:table-cell>
          <table:table-cell office:value-type="float" office:value="0.002482" calcext:value-type="float">
            <text:p>0.00248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00</text:p>
          </table:table-cell>
          <table:table-cell office:value-type="float" office:value="0.002505" calcext:value-type="float">
            <text:p>0.00250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01</text:p>
          </table:table-cell>
          <table:table-cell office:value-type="float" office:value="0.004224" calcext:value-type="float">
            <text:p>0.00422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02</text:p>
          </table:table-cell>
          <table:table-cell office:value-type="float" office:value="0.004199" calcext:value-type="float">
            <text:p>0.00419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03</text:p>
          </table:table-cell>
          <table:table-cell office:value-type="float" office:value="0.004147" calcext:value-type="float">
            <text:p>0.00414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04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05</text:p>
          </table:table-cell>
          <table:table-cell office:value-type="float" office:value="0.004181" calcext:value-type="float">
            <text:p>0.00418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06</text:p>
          </table:table-cell>
          <table:table-cell office:value-type="float" office:value="0.004256" calcext:value-type="float">
            <text:p>0.00425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07</text:p>
          </table:table-cell>
          <table:table-cell office:value-type="float" office:value="0.004181" calcext:value-type="float">
            <text:p>0.00418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08</text:p>
          </table:table-cell>
          <table:table-cell office:value-type="float" office:value="0.004221" calcext:value-type="float">
            <text:p>0.00422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09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10</text:p>
          </table:table-cell>
          <table:table-cell office:value-type="float" office:value="0.004239" calcext:value-type="float">
            <text:p>0.00423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11</text:p>
          </table:table-cell>
          <table:table-cell office:value-type="float" office:value="0.008952" calcext:value-type="float">
            <text:p>0.00895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12</text:p>
          </table:table-cell>
          <table:table-cell office:value-type="float" office:value="0.008833" calcext:value-type="float">
            <text:p>0.00883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13</text:p>
          </table:table-cell>
          <table:table-cell office:value-type="float" office:value="0.008995" calcext:value-type="float">
            <text:p>0.00899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14</text:p>
          </table:table-cell>
          <table:table-cell office:value-type="float" office:value="0.00877" calcext:value-type="float">
            <text:p>0.00877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15</text:p>
          </table:table-cell>
          <table:table-cell office:value-type="float" office:value="0.008906" calcext:value-type="float">
            <text:p>0.00890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16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17</text:p>
          </table:table-cell>
          <table:table-cell office:value-type="float" office:value="0.008691" calcext:value-type="float">
            <text:p>0.008691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18</text:p>
          </table:table-cell>
          <table:table-cell office:value-type="float" office:value="0.008815" calcext:value-type="float">
            <text:p>0.008815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19</text:p>
          </table:table-cell>
          <table:table-cell office:value-type="float" office:value="0.009039" calcext:value-type="float">
            <text:p>0.00903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20</text:p>
          </table:table-cell>
          <table:table-cell office:value-type="float" office:value="0.00887" calcext:value-type="float">
            <text:p>0.0088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21</text:p>
          </table:table-cell>
          <table:table-cell office:value-type="float" office:value="0.019743" calcext:value-type="float">
            <text:p>0.01974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22</text:p>
          </table:table-cell>
          <table:table-cell office:value-type="float" office:value="0.040445" calcext:value-type="float">
            <text:p>0.04044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23</text:p>
          </table:table-cell>
          <table:table-cell office:value-type="float" office:value="0.056179" calcext:value-type="float">
            <text:p>0.05617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24</text:p>
          </table:table-cell>
          <table:table-cell office:value-type="float" office:value="0.072673" calcext:value-type="float">
            <text:p>0.072673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25</text:p>
          </table:table-cell>
          <table:table-cell office:value-type="float" office:value="0.090484" calcext:value-type="float">
            <text:p>0.09048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26</text:p>
          </table:table-cell>
          <table:table-cell office:value-type="float" office:value="0.109674" calcext:value-type="float">
            <text:p>0.10967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27</text:p>
          </table:table-cell>
          <table:table-cell office:value-type="float" office:value="0.127435" calcext:value-type="float">
            <text:p>0.127435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28</text:p>
          </table:table-cell>
          <table:table-cell office:value-type="float" office:value="0.144496" calcext:value-type="float">
            <text:p>0.14449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29</text:p>
          </table:table-cell>
          <table:table-cell office:value-type="float" office:value="0.162317" calcext:value-type="float">
            <text:p>0.16231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30</text:p>
          </table:table-cell>
          <table:table-cell office:value-type="float" office:value="0.179599" calcext:value-type="float">
            <text:p>0.179599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31</text:p>
          </table:table-cell>
          <table:table-cell office:value-type="float" office:value="0.198606" calcext:value-type="float">
            <text:p>0.19860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32</text:p>
          </table:table-cell>
          <table:table-cell office:value-type="float" office:value="0.215689" calcext:value-type="float">
            <text:p>0.21568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33</text:p>
          </table:table-cell>
          <table:table-cell office:value-type="float" office:value="0.232195" calcext:value-type="float">
            <text:p>0.232195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34</text:p>
          </table:table-cell>
          <table:table-cell office:value-type="float" office:value="0.249263" calcext:value-type="float">
            <text:p>0.249263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35</text:p>
          </table:table-cell>
          <table:table-cell office:value-type="float" office:value="0.266427" calcext:value-type="float">
            <text:p>0.266427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36</text:p>
          </table:table-cell>
          <table:table-cell office:value-type="float" office:value="0.283081" calcext:value-type="float">
            <text:p>0.283081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37</text:p>
          </table:table-cell>
          <table:table-cell office:value-type="float" office:value="0.299854" calcext:value-type="float">
            <text:p>0.29985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string" calcext:value-type="string">
            <text:p>15:29:38</text:p>
          </table:table-cell>
          <table:table-cell office:value-type="float" office:value="0.316695" calcext:value-type="float">
            <text:p>0.316695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collapse">
          <table:table-cell office:value-type="string" calcext:value-type="string">
            <text:p>2017-12-28</text:p>
          </table:table-cell>
          <table:table-cell office:value-type="string" calcext:value-type="string">
            <text:p>15:29:39</text:p>
          </table:table-cell>
          <table:table-cell office:value-type="float" office:value="0.333067" calcext:value-type="float">
            <text:p>0.333067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 table:visibility="collapse">
          <table:table-cell office:value-type="string" calcext:value-type="string">
            <text:p>2017-12-28</text:p>
          </table:table-cell>
          <table:table-cell office:value-type="string" calcext:value-type="string">
            <text:p>15:29:40</text:p>
          </table:table-cell>
          <table:table-cell office:value-type="float" office:value="0.137736" calcext:value-type="float">
            <text:p>0.13773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collapse">
          <table:table-cell office:value-type="string" calcext:value-type="string">
            <text:p>2017-12-28</text:p>
          </table:table-cell>
          <table:table-cell office:value-type="string" calcext:value-type="string">
            <text:p>15:29:41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collapse">
          <table:table-cell office:value-type="string" calcext:value-type="string">
            <text:p>2017-12-28</text:p>
          </table:table-cell>
          <table:table-cell office:value-type="string" calcext:value-type="string">
            <text:p>15:29:42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collapse">
          <table:table-cell office:value-type="string" calcext:value-type="string">
            <text:p>2017-12-28</text:p>
          </table:table-cell>
          <table:table-cell office:value-type="string" calcext:value-type="string">
            <text:p>15:29:43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2017-12-28</text:p>
          </table:table-cell>
          <table:table-cell office:value-type="string" calcext:value-type="string">
            <text:p>15:29:44</text:p>
          </table:table-cell>
          <table:table-cell office:value-type="float" office:value="0.000507" calcext:value-type="float">
            <text:p>0.00050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2017-12-28</text:p>
          </table:table-cell>
          <table:table-cell office:value-type="string" calcext:value-type="string">
            <text:p>15:29:45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2017-12-28</text:p>
          </table:table-cell>
          <table:table-cell office:value-type="string" calcext:value-type="string">
            <text:p>15:29:46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2017-12-28</text:p>
          </table:table-cell>
          <table:table-cell office:value-type="string" calcext:value-type="string">
            <text:p>15:29:47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8T15:40:39.648078282</dc:date>
    <meta:editing-duration>PT4M44S</meta:editing-duration>
    <meta:editing-cycles>2</meta:editing-cycles>
    <meta:generator>LibreOffice/5.4.0.3$Linux_X86_64 LibreOffice_project/7556cbc6811c9d992f4064ab9287069087d7f62c</meta:generator>
    <meta:document-statistic meta:table-count="1" meta:cell-count="83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5.827cm" svg:y="0.315cm" chart:style-name="ch2">
          <text:p>First Simul Atque run</text:p>
        </chart:title>
        <chart:subtitle svg:x="5.112cm" svg:y="1.249cm" chart:style-name="ch3">
          <text:p>10 threads at 10 milliseconds RT</text:p>
        </chart:subtitle>
        <chart:legend chart:legend-position="end" svg:x="14.001cm" svg:y="4.005cm" style:legend-expansion="high" chart:style-name="ch4"/>
        <chart:plot-area chart:style-name="ch5" table:cell-range-address="'first-simul-atque'.G1:'first-simul-atque'.G119 'first-simul-atque'.C1:'first-simul-atque'.D119" chart:data-source-has-labels="row" svg:x="0.32cm" svg:y="2.084cm" svg:width="13.361cm" svg:height="6.736cm">
          <chartooo:coordinate-region svg:x="1.232cm" svg:y="2.257cm" svg:width="12.17cm" svg:height="5.96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first-simul-atque'.C2:'first-simul-atque'.C119" chart:label-cell-address="'first-simul-atque'.C1:'first-simul-atque'.C1" chart:class="chart:scatter">
            <chart:domain table:cell-range-address="'first-simul-atque'.G2:'first-simul-atque'.G119"/>
            <chart:data-point chart:repeated="108"/>
          </chart:series>
          <chart:series chart:style-name="ch10" chart:values-cell-range-address="'first-simul-atque'.D2:'first-simul-atque'.D119" chart:label-cell-address="'first-simul-atque'.D1:'first-simul-atque'.D1" chart:class="chart:scatter">
            <chart:data-point chart:repeated="10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'first-simul-atque'.C1:'first-simul-atque'.C1</svg:desc>
                </draw:g>
              </table:table-cell>
              <table:table-cell office:value-type="string">
                <text:p>xfertime</text:p>
                <draw:g>
                  <svg:desc>'first-simul-atque'.D1:'first-simul-atqu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first-simul-atque'.G2:'first-simul-atque'.G119</svg:desc>
                </draw:g>
              </table:table-cell>
              <table:table-cell office:value-type="float" office:value="0.001714">
                <text:p>0.001714</text:p>
                <draw:g>
                  <svg:desc>'first-simul-atque'.C2:'first-simul-atque'.C119</svg:desc>
                </draw:g>
              </table:table-cell>
              <table:table-cell office:value-type="float" office:value="0.000005">
                <text:p>0.000005</text:p>
                <draw:g>
                  <svg:desc>'first-simul-atque'.D2:'first-simul-atque'.D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574">
                <text:p>0.00157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1556">
                <text:p>0.00155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1607">
                <text:p>0.0016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1498">
                <text:p>0.00149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01533">
                <text:p>0.00153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1471">
                <text:p>0.00147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01563">
                <text:p>0.00156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01636">
                <text:p>0.00163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1617">
                <text:p>0.001617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1088">
                <text:p>0.00108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001008">
                <text:p>0.001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1005">
                <text:p>0.001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.001096">
                <text:p>0.00109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001074">
                <text:p>0.00107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01045">
                <text:p>0.00104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001124">
                <text:p>0.00112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.00111">
                <text:p>0.0011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01112">
                <text:p>0.0011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01099">
                <text:p>0.00109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0.00102">
                <text:p>0.001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0.000958">
                <text:p>0.00095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0.000809">
                <text:p>0.00080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0.000946">
                <text:p>0.00094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000943">
                <text:p>0.00094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000919">
                <text:p>0.00091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0.000999">
                <text:p>0.00099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0.000982">
                <text:p>0.00098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00787">
                <text:p>0.00078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001336">
                <text:p>0.00133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0.001269">
                <text:p>0.00126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0.001371">
                <text:p>0.00137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0.001344">
                <text:p>0.00134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001386">
                <text:p>0.00138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001352">
                <text:p>0.00135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001348">
                <text:p>0.00134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0.001381">
                <text:p>0.00138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001306">
                <text:p>0.0013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001377">
                <text:p>0.00137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001359">
                <text:p>0.00135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0.001278">
                <text:p>0.00127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0.001357">
                <text:p>0.00135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0.001391">
                <text:p>0.00139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001347">
                <text:p>0.00134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001361">
                <text:p>0.00136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001348">
                <text:p>0.00134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0.001354">
                <text:p>0.00135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001346">
                <text:p>0.00134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001712">
                <text:p>0.0017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0.001757">
                <text:p>0.00175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0.001756">
                <text:p>0.00175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0.001706">
                <text:p>0.0017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0.001784">
                <text:p>0.00178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001772">
                <text:p>0.00177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001711">
                <text:p>0.00171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0.001699">
                <text:p>0.00169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0.001736">
                <text:p>0.00173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00167">
                <text:p>0.0016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002167">
                <text:p>0.00216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0.002534">
                <text:p>0.00253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0.002548">
                <text:p>0.00254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0.002512">
                <text:p>0.0025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0.00254">
                <text:p>0.0025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0025">
                <text:p>0.002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002476">
                <text:p>0.00247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0.002525">
                <text:p>0.00252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0.002554">
                <text:p>0.00255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002482">
                <text:p>0.00248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002505">
                <text:p>0.0025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0.004224">
                <text:p>0.00422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0.004199">
                <text:p>0.00419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0.004147">
                <text:p>0.00414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0.00423">
                <text:p>0.0042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004181">
                <text:p>0.00418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0.004256">
                <text:p>0.00425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0.004181">
                <text:p>0.00418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0.004221">
                <text:p>0.00422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00422">
                <text:p>0.0042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4239">
                <text:p>0.00423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0.008952">
                <text:p>0.00895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">
                <text:p>90</text:p>
              </table:table-cell>
              <table:table-cell office:value-type="float" office:value="0.008833">
                <text:p>0.00883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">
                <text:p>90</text:p>
              </table:table-cell>
              <table:table-cell office:value-type="float" office:value="0.008995">
                <text:p>0.00899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">
                <text:p>90</text:p>
              </table:table-cell>
              <table:table-cell office:value-type="float" office:value="0.00877">
                <text:p>0.0087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0.008906">
                <text:p>0.0089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00866">
                <text:p>0.0086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0.008691">
                <text:p>0.00869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0.008815">
                <text:p>0.00881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009039">
                <text:p>0.00903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887">
                <text:p>0.0088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0.019743">
                <text:p>0.01974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0.040445">
                <text:p>0.04044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056179">
                <text:p>0.05617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0.072673">
                <text:p>0.07267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0.090484">
                <text:p>0.09048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109674">
                <text:p>0.10967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0.127435">
                <text:p>0.12743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0.144496">
                <text:p>0.14449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0.162317">
                <text:p>0.1623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79599">
                <text:p>0.17959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198606">
                <text:p>0.1986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0.215689">
                <text:p>0.21568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0.232195">
                <text:p>0.23219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  <table:table-cell office:value-type="float" office:value="0.249263">
                <text:p>0.24926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0.266427">
                <text:p>0.26642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0.283081">
                <text:p>0.28308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">
                <text:p>100</text:p>
              </table:table-cell>
              <table:table-cell office:value-type="float" office:value="0.299854">
                <text:p>0.29985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0.316695">
                <text:p>0.316695</text:p>
              </table:table-cell>
              <table:table-cell office:value-type="float" office:value="0.000006">
                <text:p>0.000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27cm" svg:y="0.315cm" chart:style-name="ch2">
          <text:p>First Simul Atque run</text:p>
        </chart:title>
        <chart:legend chart:legend-position="end" svg:x="13.366cm" svg:y="4.227cm" style:legend-expansion="high" chart:style-name="ch3"/>
        <chart:plot-area chart:style-name="ch4" table:cell-range-address="'first-simul-atque'.G1:'first-simul-atque'.G119" chart:data-source-has-labels="row" svg:x="0.32cm" svg:y="1.248cm" svg:width="12.726cm" svg:height="7.572cm">
          <chartooo:coordinate-region svg:x="1.127cm" svg:y="1.369cm" svg:width="11.919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-simul-atque'.G2:'first-simul-atque'.G119" chart:label-cell-address="'first-simul-atque'.G1:'first-simul-atque'.G1" chart:class="chart:bar">
            <chart:data-point chart:repeated="10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'first-simul-atque'.G1:'first-simul-atque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first-simul-atque'.G2:'first-simul-atque'.G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27cm" svg:y="0.315cm" chart:style-name="ch2">
          <text:p>First Simul Atque run</text:p>
        </chart:title>
        <chart:legend chart:legend-position="end" svg:x="14.001cm" svg:y="4.005cm" style:legend-expansion="high" chart:style-name="ch3"/>
        <chart:plot-area chart:style-name="ch4" table:cell-range-address="'first-simul-atque'.C1:'first-simul-atque'.D119" chart:data-source-has-labels="row" svg:x="0.32cm" svg:y="1.248cm" svg:width="13.361cm" svg:height="7.572cm">
          <chartooo:coordinate-region svg:x="1.232cm" svg:y="1.369cm" svg:width="12.449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-simul-atque'.C2:'first-simul-atque'.C119" chart:label-cell-address="'first-simul-atque'.C1:'first-simul-atque'.C1" chart:class="chart:bar">
            <chart:data-point chart:repeated="108"/>
          </chart:series>
          <chart:series chart:style-name="ch9" chart:values-cell-range-address="'first-simul-atque'.D2:'first-simul-atque'.D119" chart:label-cell-address="'first-simul-atque'.D1:'first-simul-atque'.D1" chart:class="chart:bar">
            <chart:data-point chart:repeated="10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'first-simul-atque'.C1:'first-simul-atque'.C1</svg:desc>
                </draw:g>
              </table:table-cell>
              <table:table-cell office:value-type="string">
                <text:p>xfertime</text:p>
                <draw:g>
                  <svg:desc>'first-simul-atque'.D1:'first-simul-atqu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714">
                <text:p>0.001714</text:p>
                <draw:g>
                  <svg:desc>'first-simul-atque'.C2:'first-simul-atque'.C119</svg:desc>
                </draw:g>
              </table:table-cell>
              <table:table-cell office:value-type="float" office:value="0.000005">
                <text:p>0.000005</text:p>
                <draw:g>
                  <svg:desc>'first-simul-atque'.D2:'first-simul-atque'.D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574">
                <text:p>0.00157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56">
                <text:p>0.00155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607">
                <text:p>0.0016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498">
                <text:p>0.00149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533">
                <text:p>0.00153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471">
                <text:p>0.00147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563">
                <text:p>0.00156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636">
                <text:p>0.00163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617">
                <text:p>0.001617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088">
                <text:p>0.00108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008">
                <text:p>0.001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005">
                <text:p>0.001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096">
                <text:p>0.00109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074">
                <text:p>0.00107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045">
                <text:p>0.00104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124">
                <text:p>0.00112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11">
                <text:p>0.0011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112">
                <text:p>0.0011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99">
                <text:p>0.00109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02">
                <text:p>0.001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958">
                <text:p>0.00095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809">
                <text:p>0.00080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946">
                <text:p>0.00094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943">
                <text:p>0.00094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919">
                <text:p>0.00091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999">
                <text:p>0.00099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82">
                <text:p>0.00098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787">
                <text:p>0.00078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336">
                <text:p>0.00133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269">
                <text:p>0.00126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371">
                <text:p>0.00137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344">
                <text:p>0.00134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386">
                <text:p>0.00138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352">
                <text:p>0.00135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348">
                <text:p>0.00134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381">
                <text:p>0.00138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306">
                <text:p>0.0013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377">
                <text:p>0.00137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359">
                <text:p>0.00135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278">
                <text:p>0.00127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357">
                <text:p>0.00135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391">
                <text:p>0.00139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347">
                <text:p>0.00134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361">
                <text:p>0.00136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348">
                <text:p>0.00134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354">
                <text:p>0.00135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346">
                <text:p>0.00134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712">
                <text:p>0.0017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757">
                <text:p>0.00175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756">
                <text:p>0.00175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706">
                <text:p>0.0017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784">
                <text:p>0.00178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772">
                <text:p>0.00177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711">
                <text:p>0.00171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699">
                <text:p>0.00169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736">
                <text:p>0.00173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67">
                <text:p>0.0016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167">
                <text:p>0.00216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534">
                <text:p>0.00253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548">
                <text:p>0.00254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512">
                <text:p>0.0025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54">
                <text:p>0.0025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5">
                <text:p>0.002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476">
                <text:p>0.00247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525">
                <text:p>0.00252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554">
                <text:p>0.00255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482">
                <text:p>0.00248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505">
                <text:p>0.0025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4224">
                <text:p>0.00422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4199">
                <text:p>0.00419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4147">
                <text:p>0.00414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423">
                <text:p>0.0042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181">
                <text:p>0.00418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4256">
                <text:p>0.00425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4181">
                <text:p>0.00418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4221">
                <text:p>0.00422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422">
                <text:p>0.0042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4239">
                <text:p>0.00423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8952">
                <text:p>0.00895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8833">
                <text:p>0.00883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8995">
                <text:p>0.00899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877">
                <text:p>0.0087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8906">
                <text:p>0.0089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66">
                <text:p>0.0086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8691">
                <text:p>0.00869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8815">
                <text:p>0.00881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9039">
                <text:p>0.00903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887">
                <text:p>0.0088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9743">
                <text:p>0.01974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0445">
                <text:p>0.04044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6179">
                <text:p>0.05617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72673">
                <text:p>0.07267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0484">
                <text:p>0.09048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9674">
                <text:p>0.10967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27435">
                <text:p>0.12743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44496">
                <text:p>0.14449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2317">
                <text:p>0.1623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79599">
                <text:p>0.17959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98606">
                <text:p>0.1986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15689">
                <text:p>0.21568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32195">
                <text:p>0.23219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49263">
                <text:p>0.24926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6427">
                <text:p>0.26642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83081">
                <text:p>0.28308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99854">
                <text:p>0.29985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16695">
                <text:p>0.316695</text:p>
              </table:table-cell>
              <table:table-cell office:value-type="float" office:value="0.000006">
                <text:p>0.0000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